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style:text-position="0% 100%" style:font-name="Liberation Serif" officeooo:rsid="001ef8df" officeooo:paragraph-rsid="001ef8df" style:font-name-asian="NSimSun" style:font-name-complex="Lucida Sans"/>
    </style:style>
    <style:style style:name="P2" style:family="paragraph" style:parent-style-name="Standard">
      <style:paragraph-properties fo:line-height="150%"/>
      <style:text-properties style:text-position="0% 100%" style:font-name="Liberation Serif" fo:font-weight="bold" officeooo:rsid="001ef8df" officeooo:paragraph-rsid="001ef8df" style:font-name-asian="NSimSun" style:font-weight-asian="bold" style:font-name-complex="Lucida Sans" style:font-weight-complex="bold"/>
    </style:style>
    <style:style style:name="P3" style:family="paragraph" style:parent-style-name="Standard">
      <style:paragraph-properties fo:line-height="150%"/>
      <style:text-properties style:text-position="0% 100%" style:font-name="Liberation Serif" fo:font-weight="bold" officeooo:rsid="001ef8df" officeooo:paragraph-rsid="0020ee39" style:font-name-asian="NSimSun" style:font-weight-asian="bold" style:font-name-complex="Lucida Sans" style:font-weight-complex="bold"/>
    </style:style>
    <style:style style:name="P4" style:family="paragraph" style:parent-style-name="Standard">
      <style:paragraph-properties fo:line-height="150%"/>
      <style:text-properties style:text-position="0% 100%" style:font-name="Liberation Serif" fo:font-weight="bold" officeooo:rsid="0020ee39" officeooo:paragraph-rsid="0020ee39" style:font-name-asian="NSimSun" style:font-weight-asian="bold" style:font-name-complex="Lucida Sans" style:font-weight-complex="bold"/>
    </style:style>
    <style:style style:name="P5" style:family="paragraph" style:parent-style-name="Standard">
      <style:paragraph-properties fo:line-height="150%"/>
      <style:text-properties style:text-position="0% 100%" style:font-name="Liberation Serif" fo:font-weight="normal" officeooo:rsid="001ef8df" officeooo:paragraph-rsid="001ef8df" style:font-name-asian="NSimSun" style:font-weight-asian="normal" style:font-name-complex="Lucida Sans" style:font-weight-complex="normal"/>
    </style:style>
    <style:style style:name="P6" style:family="paragraph" style:parent-style-name="Standard">
      <style:paragraph-properties fo:line-height="150%"/>
      <style:text-properties style:text-position="0% 100%" style:font-name="Liberation Serif" fo:font-weight="normal" officeooo:rsid="0020ee39" officeooo:paragraph-rsid="0020ee39" style:font-name-asian="NSimSun" style:font-weight-asian="normal" style:font-name-complex="Lucida Sans" style:font-weight-complex="normal"/>
    </style:style>
    <style:style style:name="T1" style:family="text">
      <style:text-properties style:text-position="super 58%"/>
    </style:style>
    <style:style style:name="T2" style:family="text">
      <style:text-properties style:font-name="Liberation Serif1" style:font-name-asian="Liberation Serif1" style:font-name-complex="Liberation Serif1"/>
    </style:style>
    <style:style style:name="T3" style:family="text">
      <style:text-properties officeooo:rsid="0020ee39"/>
    </style:style>
    <style:style style:name="T4" style:family="text">
      <style:text-properties officeooo:rsid="0021d3cb"/>
    </style:style>
    <style:style style:name="T5" style:family="text">
      <style:text-properties officeooo:rsid="0021e7a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Hola y bienvenido de a esta nueva lección;</text:span> en esta ocasión ya para terminar <text:s/>de ver las <text:s/><text:span text:style-name="T4">raíces</text:span>, hablaremos sobre como manipularlas es decir como hacer operaciones con ellas, para sumar o restar <text:span text:style-name="T4">raíces</text:span> se puede hacer siempre y cuando tengan el mismo indice y el mismo radicando y para lograrlo se puede, expresar el radicando como producto de <text:span text:style-name="T4">términos</text:span>, en los cuales uno de ellos tiene <text:span text:style-name="T4">raíz</text:span>, <text:span text:style-name="T4">veamos lo</text:span> con un ejemplo </text:p>
      <text:p text:style-name="P1"/>
      <text:p text:style-name="P1">-8<text:span text:style-name="T2">√</text:span>12+<text:span text:style-name="T2">√</text:span>3</text:p>
      <text:p text:style-name="P1"/>
      <text:p text:style-name="P2">explicar este tema mas detalle porque que hueva escribirlo en este formato</text:p>
      <text:p text:style-name="P2"/>
      <text:p text:style-name="P5">para la <text:span text:style-name="T4">multiplicación</text:span> y <text:span text:style-name="T4">división</text:span> se pude operar siempre y cuando estos tengan el mismo indice, no es necesario que tengan el mismo radicando como pasa con la suma, por supuesto que si no tienen el mismo indice se puede llegar a convertir en una <text:span text:style-name="T4">expresión</text:span> semejante veamos este ejemplo simple</text:p>
      <text:p text:style-name="P5"/>
      <text:p text:style-name="P5">(3<text:span text:style-name="T2">√</text:span>6)(2<text:span text:style-name="T2">√</text:span>2)</text:p>
      <text:p text:style-name="P5"/>
      <text:p text:style-name="P5">y ahora veamos un ejemplo con indices distintos </text:p>
      <text:p text:style-name="P5"/>
      <text:p text:style-name="P5">(<text:span text:style-name="T2">√</text:span>6x<text:span text:style-name="T1">3</text:span>)(<text:span text:style-name="T1">3</text:span><text:span text:style-name="T2">√</text:span>4x<text:span text:style-name="T1">4</text:span>y<text:span text:style-name="T1">2</text:span>)</text:p>
      <text:p text:style-name="P5"/>
      <text:p text:style-name="P2">explicar este tema mas detalle porque que hueva escribirlo en este formato</text:p>
      <text:p text:style-name="P2"/>
      <text:p text:style-name="P5">y por ultimo algo muy importante algo llamado la <text:span text:style-name="T4">racionalización</text:span> del denominador, veras cuando aparecen radicales en <text:span text:style-name="T5">expresiones racionales</text:span>, se acostumbra tratar de escribirlos de tal modo que el <text:span text:style-name="T5">denominador</text:span> no tenga radicales, esto en realidad es bastante sencillo pero en ocasiones puede resultar engañoso, la idea <text:span text:style-name="T3">es multiplicar el termino por alguno que simplifique el radical del denominador </text:span></text:p>
      <text:p text:style-name="P6">por ejemplo algo sencillo seria </text:p>
      <text:p text:style-name="P6"><text:tab/><text:tab/><text:tab/><text:tab/><text:tab/>1/<text:span text:style-name="T2">√</text:span>3 <text:s/></text:p>
      <text:p text:style-name="P6">en este caso haciendo usa de nuestro axioma existencia de identidad multiplicativa <text:span text:style-name="T5">multiplicaría</text:span> el termino por <text:span text:style-name="T2">√</text:span>3 /<text:span text:style-name="T2">√</text:span>3 <text:s/><text:span text:style-name="T5">lo cual es igual a 1, </text:span>y de este modo nos <text:span text:style-name="T4">quedaría</text:span> <text:span text:style-name="T2">√</text:span>3 /<text:span text:style-name="T5">(</text:span><text:span text:style-name="T2">√</text:span>3 *<text:span text:style-name="T2">√</text:span>3<text:span text:style-name="T5">)</text:span> <text:s/>como vimos podemos multiplicar <text:span text:style-name="T5">términos</text:span> con el mismo indice y de este modo <text:span text:style-name="T4">quedaría</text:span> <text:span text:style-name="T2">√</text:span>3 /<text:span text:style-name="T2">√9 y por supuesto √9=3 por lo que podemos escribir <text:s/></text:span>1/<text:span text:style-name="T2">√</text:span>3 = <text:s/><text:span text:style-name="T2">√</text:span>3/3 <text:s/></text:p>
      <text:p text:style-name="P6">veamos otro ejemplo un poco más engañoso </text:p>
      <text:p text:style-name="P6"><text:soft-page-break/></text:p>
      <text:p text:style-name="P6"><text:tab/><text:tab/><text:tab/><text:tab/><text:tab/><text:tab/><text:span text:style-name="T2">√</text:span>2/2<text:span text:style-name="T2">√</text:span>3 -1</text:p>
      <text:p text:style-name="P3">explicar este tema mas detalle porque que hueva escribirlo en este formato</text:p>
      <text:p text:style-name="P4"/>
      <text:p text:style-name="P6">que te ha parecido?, el tema parece complicado verdad?, no debes preocuparte mientras vayas encontrado estos problemas en el campo se te <text:span text:style-name="T4">harán</text:span> siendo más sencillos, y sin embargo debo decirte que problemas <text:span text:style-name="T5">así</text:span> no abundan en problemas de la vida real, sin embargo ocasionalmente aparecen, recuerda que no tiene nada malo consultar alguna cuestión en internet que se te haya olvidado, y para facilitarte un poco las cosas recuerda que las <text:span text:style-name="T4">raíces</text:span> no son más que potencias y <text:span text:style-name="T5">están</text:span> sujetas a las mismas reglas, esto me ayudo mucho cuando tenia dudas sobre como tratar una <text:span text:style-name="T5">raíz</text:span>, simplemente me es más sencillo pensar que estoy manipulando potencias, por ejemplo <text:span text:style-name="T2">√</text:span>3 <text:span text:style-name="T2">√</text:span>3 <text:s/>se puede escribir como <text:s/></text:p>
      <text:p text:style-name="P6">(3<text:span text:style-name="T1">1/ 2</text:span>)( 3<text:span text:style-name="T1">1/ 2</text:span>) y entonces multiplicar las bases, y sumar las potencias 3*3=9 <text:s/>y ½ + ½ =1 por lo que </text:p>
      <text:p text:style-name="P6">(3<text:span text:style-name="T1">1/ 2</text:span>)( 3<text:span text:style-name="T1">1/ 2</text:span>)=9<text:span text:style-name="T1">1 </text:span><text:s/>que como bien sabemos un numero elevado a su primer potencia es ese numero solamente. Recuerda las <text:span text:style-name="T4">matemáticas</text:span> tiene mil caminos que llevan al mismo resultado y es mejor razonar que memoriz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7:57:59.267000000</meta:creation-date>
    <dc:date>2019-08-20T22:05:49.446000000</dc:date>
    <meta:editing-duration>PT23M8S</meta:editing-duration>
    <meta:editing-cycles>5</meta:editing-cycles>
    <meta:generator>LibreOffice/6.1.1.2$Windows_X86_64 LibreOffice_project/5d19a1bfa650b796764388cd8b33a5af1f5baa1b</meta:generator>
    <meta:document-statistic meta:table-count="0" meta:image-count="0" meta:object-count="0" meta:page-count="2" meta:paragraph-count="18" meta:word-count="479" meta:character-count="2846" meta:non-whitespace-character-count="2353"/>
  </office:meta>
</office:document-meta>
</file>